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ocean overflows with camels</text:h>
      <text:p text:style-name="Text_20_body">We found your shirt deep in the dark water,<text:line-break/>caught on the clothesline of sleeping pills.<text:line-break/>Your head on the shore was streaming tears<text:line-break/>like sleeves or the coronas of saints saved<text:line-break/>from fire. The burning bush began crying<text:line-break/>like a child who misses his mother. Traffic<text:line-break/>slammed shut like an eye. God's mean left hook<text:line-break/>knocked us out, and we began swimming.<text:line-break/>Bruises bloomed like algae on a lake.<text:line-break/>Your father beat your chest and screamed<text:line-break/>for someone to open a window. The air<text:line-break/>stopped breathing. Fish clogged its gills.<text:line-break/>Birds sang too loudly, trying to drown out<text:line-break/>your father's cries, but all their sweetness<text:line-break/>was not enough. No polite noises will be made<text:line-break/>anymore, he told us, clawing your breastbone.<text:line-break/>He opened your heart to air again. Camels<text:line-break/>flowed from you both like water from the rock.<text:line-break/>God spoke up, but nobody listened to him.<text:line-break/>We hung you up on the line to d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cean overflows with camels</dc:title>
  </office:meta>
</office:document-meta>
</file>